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5.98cm"/>
    </style:style>
    <style:style style:name="co4" style:family="table-column">
      <style:table-column-properties fo:break-before="auto" style:column-width="4.24cm"/>
    </style:style>
    <style:style style:name="co5" style:family="table-column">
      <style:table-column-properties fo:break-before="auto" style:column-width="22.137cm"/>
    </style:style>
    <style:style style:name="co6" style:family="table-column">
      <style:table-column-properties fo:break-before="auto" style:column-width="16.05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font-name="Cambria" fo:font-size="20pt"/>
    </style:style>
    <style:style style:name="ce2" style:family="table-cell" style:parent-style-name="Default">
      <style:text-properties style:font-name="Cambria" fo:font-size="20pt"/>
    </style:style>
    <style:style style:name="ce3" style:family="table-cell" style:parent-style-name="Default">
      <style:table-cell-properties fo:background-color="#dddddd"/>
      <style:text-properties fo:font-size="20pt" style:font-size-asian="20pt" style:font-size-complex="20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dddddd"/>
    </style:style>
  </office:automatic-styles>
  <office:body>
    <office:spreadsheet>
      <table:table table:name="Feuille1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Default"/>
        <table:table-row table:style-name="ro3">
          <table:table-cell table:style-name="ce1" office:value-type="string" table:number-columns-spanned="2" table:number-rows-spanned="1">
            <text:p>Script.js</text:p>
          </table:table-cell>
          <table:covered-table-cell table:style-name="ce1"/>
          <table:table-cell table:style-name="ce3" office:value-type="string">
            <text:p>En cas d'erreur</text:p>
          </table:table-cell>
          <table:table-cell table:style-name="ce3" office:value-type="string">
            <text:p>Type de test (API, affichage, un traitement JS)</text:p>
          </table:table-cell>
        </table:table-row>
        <table:table-row table:style-name="ro3">
          <table:table-cell office:value-type="string">
            <text:p>Vérifier la connexion à l'Api</text:p>
          </table:table-cell>
          <table:table-cell office:value-type="string">
            <text:p>L9</text:p>
          </table:table-cell>
          <table:table-cell office:value-type="string">
            <text:p>Vérifier le lien de l'api et si elle est bien lancé</text:p>
          </table:table-cell>
          <table:table-cell office:value-type="string">
            <text:p>Js +api</text:p>
          </table:table-cell>
        </table:table-row>
        <table:table-row table:style-name="ro3">
          <table:table-cell office:value-type="string">
            <text:p>Vérifier que tous les ours sont affichés dans le HTML.</text:p>
          </table:table-cell>
          <table:table-cell office:value-type="string">
            <text:p>L34</text:p>
          </table:table-cell>
          <table:table-cell table:style-name="ce5" office:value-type="string">
            <text:p>Vérifier la connexion à l'Api et la gestion de la réponse de l'api</text:p>
          </table:table-cell>
          <table:table-cell office:value-type="string">
            <text:p>js</text:p>
          </table:table-cell>
        </table:table-row>
        <table:table-row table:style-name="ro3">
          <table:table-cell table:style-name="ce1" office:value-type="string" table:number-columns-spanned="2" table:number-rows-spanned="1">
            <text:p>Produit.js</text:p>
          </table:table-cell>
          <table:covered-table-cell/>
          <table:table-cell table:style-name="ce6"/>
          <table:table-cell table:style-name="ce7"/>
        </table:table-row>
        <table:table-row table:style-name="ro3">
          <table:table-cell office:value-type="string">
            <text:p>Vérifier la connexion à l'Api</text:p>
          </table:table-cell>
          <table:table-cell office:value-type="string">
            <text:p>L14</text:p>
          </table:table-cell>
          <table:table-cell office:value-type="string">
            <text:p>Vérifier le lien de l'api et si elle est bien lancé</text:p>
          </table:table-cell>
          <table:table-cell office:value-type="string">
            <text:p>Js + api</text:p>
          </table:table-cell>
        </table:table-row>
        <table:table-row table:style-name="ro3">
          <table:table-cell office:value-type="string">
            <text:p>Vérifer que le bon article est affiché.</text:p>
          </table:table-cell>
          <table:table-cell office:value-type="string">
            <text:p>L36</text:p>
          </table:table-cell>
          <table:table-cell office:value-type="string">
            <text:p>Vérifier la gestion de la réponse de l'api et ce qui est envoyer au html</text:p>
          </table:table-cell>
          <table:table-cell office:value-type="string">
            <text:p>js</text:p>
          </table:table-cell>
        </table:table-row>
        <table:table-row table:style-name="ro3">
          <table:table-cell office:value-type="string">
            <text:p>Vérifier que toutes les couleurs sont affichées </text:p>
          </table:table-cell>
          <table:table-cell office:value-type="string">
            <text:p>L39</text:p>
          </table:table-cell>
          <table:table-cell office:value-type="string">
            <text:p>Vérifier la gestion du tableau de couleur envoyer par l'api</text:p>
          </table:table-cell>
          <table:table-cell office:value-type="string">
            <text:p>js</text:p>
          </table:table-cell>
        </table:table-row>
        <table:table-row table:style-name="ro3">
          <table:table-cell office:value-type="string">
            <text:p>Vérifier que l'ont peut sélectionner une couleur</text:p>
          </table:table-cell>
          <table:table-cell office:value-type="string">
            <text:p>L104</text:p>
          </table:table-cell>
          <table:table-cell office:value-type="string">
            <text:p>Vérifier le changement de class (« active »)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si l'article à été ajouté au panier.</text:p>
          </table:table-cell>
          <table:table-cell office:value-type="string">
            <text:p>L137</text:p>
          </table:table-cell>
          <table:table-cell office:value-type="string">
            <text:p>Vérifier la gestion du localstorage</text:p>
          </table:table-cell>
          <table:table-cell office:value-type="string">
            <text:p>js</text:p>
          </table:table-cell>
        </table:table-row>
        <table:table-row table:style-name="ro3">
          <table:table-cell table:style-name="ce1" office:value-type="string" table:number-columns-spanned="2" table:number-rows-spanned="1">
            <text:p>Panier.js</text:p>
          </table:table-cell>
          <table:covered-table-cell/>
          <table:table-cell table:style-name="ce6"/>
          <table:table-cell table:style-name="ce7"/>
        </table:table-row>
        <table:table-row table:style-name="ro3">
          <table:table-cell office:value-type="string">
            <text:p>Vérifier la connexion à l'Api</text:p>
          </table:table-cell>
          <table:table-cell office:value-type="string">
            <text:p>L67 &amp; 91</text:p>
          </table:table-cell>
          <table:table-cell office:value-type="string">
            <text:p>Vérifier le lien de l'api et si elle est bien lancé</text:p>
          </table:table-cell>
          <table:table-cell office:value-type="string">
            <text:p>Js + api</text:p>
          </table:table-cell>
        </table:table-row>
        <table:table-row table:style-name="ro3">
          <table:table-cell office:value-type="string">
            <text:p>Vérifier que tous les articles du panier sont affichés.</text:p>
          </table:table-cell>
          <table:table-cell office:value-type="string">
            <text:p>L19</text:p>
          </table:table-cell>
          <table:table-cell office:value-type="string">
            <text:p>Vérifier la gestion de la réponse de l'api et ce qui est envoyer au html</text:p>
          </table:table-cell>
          <table:table-cell office:value-type="string">
            <text:p>js</text:p>
          </table:table-cell>
        </table:table-row>
        <table:table-row table:style-name="ro3">
          <table:table-cell office:value-type="string">
            <text:p>Vérifier que le formulaire est bien envoyé</text:p>
          </table:table-cell>
          <table:table-cell office:value-type="string">
            <text:p>L98</text:p>
          </table:table-cell>
          <table:table-cell office:value-type="string">
            <text:p>Vérifier que l'api est lancé et vérifer les attentes de l'api</text:p>
          </table:table-cell>
          <table:table-cell office:value-type="string">
            <text:p>Js + api</text:p>
          </table:table-cell>
        </table:table-row>
        <table:table-row table:style-name="ro3">
          <table:table-cell office:value-type="string">
            <text:p>Vérifer que le c'est le bon prix total qui est indiqué</text:p>
          </table:table-cell>
          <table:table-cell office:value-type="string">
            <text:p>L35</text:p>
          </table:table-cell>
          <table:table-cell office:value-type="string">
            <text:p>Vérifier la gestion du localstorage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e l'on peut supprimer un article du panier</text:p>
          </table:table-cell>
          <table:table-cell office:value-type="string">
            <text:p>L240</text:p>
          </table:table-cell>
          <table:table-cell office:value-type="string">
            <text:p>Vérifier le l'action suite au click sur le bouton supprimer</text:p>
          </table:table-cell>
          <table:table-cell office:value-type="string">
            <text:p>js</text:p>
          </table:table-cell>
        </table:table-row>
        <table:table-row table:style-name="ro3">
          <table:table-cell office:value-type="string">
            <text:p>Vérifier que l'on peut vider entièrement le panier</text:p>
          </table:table-cell>
          <table:table-cell office:value-type="string">
            <text:p>L262</text:p>
          </table:table-cell>
          <table:table-cell office:value-type="string">
            <text:p>Vérifier la gestion du localstorage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'il est impossible d'envoyer un formulaire vide.</text:p>
          </table:table-cell>
          <table:table-cell office:value-type="string">
            <text:p>L155</text:p>
          </table:table-cell>
          <table:table-cell office:value-type="string">
            <text:p>Vérifier les liens « bootstrap »</text:p>
          </table:table-cell>
          <table:table-cell office:value-type="string">
            <text:p>js</text:p>
          </table:table-cell>
        </table:table-row>
        <table:table-row table:style-name="ro3">
          <table:table-cell office:value-type="string">
            <text:p>Vérifier qu'il est impossible d'envoyer le formulaire avec un panier vide. </text:p>
          </table:table-cell>
          <table:table-cell office:value-type="string">
            <text:p>L192</text:p>
          </table:table-cell>
          <table:table-cell office:value-type="string">
            <text:p>Vérifier la gestion du localstorage nottament lorque celui ne contient rien.</text:p>
          </table:table-cell>
          <table:table-cell office:value-type="string">
            <text:p>js</text:p>
          </table:table-cell>
        </table:table-row>
        <table:table-row table:style-name="ro3">
          <table:table-cell office:value-type="string">
            <text:p>Verifier que le panier est vide après la commande.</text:p>
          </table:table-cell>
          <table:table-cell office:value-type="string">
            <text:p>L111</text:p>
          </table:table-cell>
          <table:table-cell office:value-type="string">
            <text:p>Vérifier la gestion du localstorage nottament lorqu'il faut le vider.</text:p>
          </table:table-cell>
          <table:table-cell office:value-type="string">
            <text:p>affichage</text:p>
          </table:table-cell>
        </table:table-row>
        <table:table-row table:style-name="ro3">
          <table:table-cell table:style-name="ce1" office:value-type="string" table:number-columns-spanned="2" table:number-rows-spanned="1">
            <text:p>Panier.html</text:p>
          </table:table-cell>
          <table:covered-table-cell/>
          <table:table-cell table:style-name="ce6"/>
          <table:table-cell table:style-name="ce7"/>
        </table:table-row>
        <table:table-row table:style-name="ro3">
          <table:table-cell office:value-type="string">
            <text:p>Vérifier que l'ont doit obligatoirement renseigner une adresse email dans le formulaire</text:p>
          </table:table-cell>
          <table:table-cell office:value-type="string">
            <text:p>L64</text:p>
          </table:table-cell>
          <table:table-cell office:value-type="string">
            <text:p>Vérifier l'expression régulière utilisée dans le html.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e l'ont doit obligatoirement renseigner une adresse dans le formulaire</text:p>
          </table:table-cell>
          <table:table-cell office:value-type="string">
            <text:p>L57</text:p>
          </table:table-cell>
          <table:table-cell office:value-type="string">
            <text:p>Vérifier l'expression régulière utilisée dans le html.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e l'ont doit obligatoirement renseigner un prénom dans le formulaire</text:p>
          </table:table-cell>
          <table:table-cell office:value-type="string">
            <text:p>L42</text:p>
          </table:table-cell>
          <table:table-cell office:value-type="string">
            <text:p>Vérifier l'expression régulière utilisée dans le html.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e l'ont doit obligatoirement renseigner une nom <text:s/>dans le formulaire</text:p>
          </table:table-cell>
          <table:table-cell office:value-type="string">
            <text:p>L49</text:p>
          </table:table-cell>
          <table:table-cell office:value-type="string">
            <text:p>Vérifier l'expression régulière utilisée dans le html.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e l'ont doit obligatoirement renseigner une ville dans le formulaire</text:p>
          </table:table-cell>
          <table:table-cell office:value-type="string">
            <text:p>L71</text:p>
          </table:table-cell>
          <table:table-cell office:value-type="string">
            <text:p>Vérifier l'expression régulière utilisée dans le html.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les limites du nombre de charactères dans les champs du formulaires</text:p>
          </table:table-cell>
          <table:table-cell office:value-type="string">
            <text:p>L64-71</text:p>
          </table:table-cell>
          <table:table-cell office:value-type="string">
            <text:p>Vérifier l'expression régulière utilisée dans le html.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'il est impossible d'utiliser des chiffres et <text:s/>des caractères spéciaux pour les champs nom,prénom,ville.</text:p>
          </table:table-cell>
          <table:table-cell office:value-type="string">
            <text:p>L64-71</text:p>
          </table:table-cell>
          <table:table-cell office:value-type="string">
            <text:p>Vérifier l'expression régulière utilisée dans le html.</text:p>
          </table:table-cell>
          <table:table-cell/>
        </table:table-row>
        <table:table-row table:style-name="ro3">
          <table:table-cell table:style-name="ce1" office:value-type="string" table:number-columns-spanned="2" table:number-rows-spanned="1">
            <text:p>Confirmation.js</text:p>
          </table:table-cell>
          <table:covered-table-cell/>
          <table:table-cell table:style-name="ce6"/>
          <table:table-cell table:style-name="ce7"/>
        </table:table-row>
        <table:table-row table:style-name="ro3">
          <table:table-cell office:value-type="string">
            <text:p>Vérifier que le prix de la commande.</text:p>
          </table:table-cell>
          <table:table-cell office:value-type="string">
            <text:p>L8</text:p>
          </table:table-cell>
          <table:table-cell office:value-type="string">
            <text:p>Vérifier le calcul du prix lors de la redirection vers la page de confirmation de la commande</text:p>
          </table:table-cell>
          <table:table-cell office:value-type="string">
            <text:p>js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1">21/11/2020</text:date>, <text:time>18:4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7:48:17.49</meta:creation-date>
    <dc:date>2020-11-21T18:42:56.32</dc:date>
    <meta:editing-duration>PT9H15M36S</meta:editing-duration>
    <meta:editing-cycles>55</meta:editing-cycles>
    <meta:generator>OpenOffice/4.1.6$Win32 OpenOffice.org_project/416m1$Build-9790</meta:generator>
    <meta:document-statistic meta:table-count="3" meta:cell-count="102" meta:object-count="0"/>
  </office:meta>
</office:document-meta>
</file>